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language="es" fo:country="ES"/>
    </style:style>
    <style:style style:name="T5" style:family="text">
      <style:text-properties officeooo:rsid="004b5bae"/>
    </style:style>
    <style:style style:name="T6" style:family="text">
      <style:text-properties officeooo:rsid="004c551c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number:date-style style:name="N121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4">DE ACTIVIDADES A REALIZAR</text:span></text:p>
      <text:p text:style-name="P7">PROFA Claudia Verowska Barrios Arvelaez </text:p>
      <text:p text:style-name="P4">DEL 01/01/2021 al 31/<text:span text:style-name="T6">03</text:span>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A VIERNES DE 8:00 am a 12:00 am y 1:00 pm a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3"><text:date style:data-style-name="N121" text:date-value="2021-11-05T14:59:35.116045377">noviembre 2021</text:date>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1-05T14:59:34.951183195</dc:date>
    <meta:print-date>2013-11-19T15:12:00</meta:print-date>
    <meta:editing-cycles>135</meta:editing-cycles>
    <meta:editing-duration>P1DT3H49M4S</meta:editing-duration>
    <meta:generator>LibreOffice/5.1.6.2$Linux_X86_64 LibreOffice_project/10m0$Build-2</meta:generator>
    <meta:document-statistic meta:table-count="2" meta:image-count="0" meta:object-count="1" meta:page-count="1" meta:paragraph-count="19" meta:word-count="100" meta:character-count="648" meta:non-whitespace-character-count="562"/>
  </office:meta>
</office:document-meta>
</file>